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145c"/>
    </style:style>
    <style:style style:name="T1" style:family="text">
      <style:text-properties officeooo:rsid="001514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# </text:span>Domain 1: Preliminary Work and Taxpayer Data 14 Questions</text:p>
      <text:p text:style-name="Standard"/>
      <text:p text:style-name="Standard"><text:span text:style-name="T1">### </text:span>1.1. Preliminary work to prepare tax returns</text:p>
      <text:p text:style-name="Standard"/>
      <text:p text:style-name="Standard">- Use of prior years' returns for comparison, accuracy, and carryovers for current year's return</text:p>
      <text:p text:style-name="Standard">- Taxpayer personal information (e.g., date of birth, marital status, dependents, identity protection PIN, state issued photo ID)</text:p>
      <text:p text:style-name="Standard">- Residency status and/or citizenship (e.g., , visas, green cards, resident alien or non-resident alien, ITIN)</text:p>
      <text:p text:style-name="Standard">- Filing requirements and due date</text:p>
      <text:p text:style-name="Standard">- Taxpayer filing status</text:p>
      <text:p text:style-name="Standard">- Sources of worldwide taxable and non-taxable income (e.g., interest, wages, business, sales of property, dividends, rental income, flow-through entities, alimony received)</text:p>
      <text:p text:style-name="Standard">- Sources of applicable exclusions and adjustments to gross income (e.g., foreign earned income exclusion, retirement plans, HSAs, alimony paid, health insurance, self-employment tax)</text:p>
      <text:p text:style-name="Standard">- Sources of applicable deductions (e.g., itemized, standard)</text:p>
      <text:p text:style-name="Standard">- Qualifications for dependency</text:p>
      <text:p text:style-name="Standard">- Sources of applicable credits (e.g., education, foreign tax, child and dependent care, credit for other dependents, child tax credit)</text:p>
      <text:p text:style-name="Standard">- Sources of tax payments and refundable credits</text:p>
      <text:p text:style-name="Standard">- Previous IRS correspondence with taxpayer</text:p>
      <text:p text:style-name="Standard">- Additional required returns to be filed, and taxes paid (e.g., employment, gifts, international information returns, and other information returns)</text:p>
      <text:p text:style-name="Standard">- Special filing requirements (e.g. foreign income, presidentially declared disaster areas, injured spouse)</text:p>
      <text:p text:style-name="Standard">- Foreign account and asset reporting (e.g., FBAR, Form 8938)</text:p>
      <text:p text:style-name="Standard">- Minor children's unearned income (“Kiddie” tax)</text:p>
      <text:p text:style-name="Standard">- ACA requirements (e.g., , total household income, premium tax credit, household size)</text:p>
      <text:p text:style-name="Standard"/>
      <text:p text:style-name="Standard"><text:span text:style-name="T1">## </text:span>Domain 2: Income and Assets 17 Questions</text:p>
      <text:p text:style-name="P1"/>
      <text:p text:style-name="P1"><text:span text:style-name="T1">### </text:span>2.1. Income</text:p>
      <text:p text:style-name="P1"/>
      <text:p text:style-name="Standard">- Taxability of wages, salaries and other earnings</text:p>
      <text:p text:style-name="P1">- Interest Income (e.g., taxable and non-taxable)</text:p>
      <text:p text:style-name="P1">- Dividends and other distributions from mutual funds, corporations, and other entities</text:p>
      <text:p text:style-name="Standard">- Personal property rental</text:p>
      <text:p text:style-name="Standard">- Gambling income and allowable deductions (e.g., Form W-2G, documentation)</text:p>
      <text:p text:style-name="Standard">- Tax treatment of cancellation of debt (e.g., Form 1099C, foreclosures, insolvency)</text:p>
      <text:p text:style-name="Standard">- Tax treatment of a U.S. citizen/resident with foreign income (e.g., tax treaties, Form 1116, Form 2555, Form 3520, Form 5471)</text:p>
      <text:p text:style-name="Standard">- Other income (e.g., scholarships, barter income, hobby income, alimony, non-taxable combat pay, unearned income, taxable recoveries, NOL, illegal income)</text:p>
      <text:p text:style-name="Standard">- Constructive receipt of income</text:p>
      <text:p text:style-name="Standard">- Constructive dividends (e.g., payments of personal expenses from a business entity)</text:p>
      <text:p text:style-name="Standard">- Passive income and loss</text:p>
      <text:p text:style-name="Standard">- Pass-through income (e.g., Schedule K-1, income, deductions, basis, qualified business income</text:p>
      <text:p text:style-name="Standard">(QBI) items)</text:p>
      <text:p text:style-name="Standard">- Royalties and related expenses</text:p>
      <text:p text:style-name="Standard">- State/local income tax refund and other itemized deduction recoveries</text:p>
      <text:p text:style-name="Standard">- 1099 MISC, 1099 NEC, 1099 K reporting, irregularities, and corrections</text:p>
      <text:p text:style-name="Standard"/>
      <text:p text:style-name="P1"><text:span text:style-name="T1">### </text:span>2.2. Retirement income</text:p>
      <text:p text:style-name="P1"/>
      <text:p text:style-name="Standard">- Basis in a traditional IRA (Form 8606)</text:p>
      <text:p text:style-name="Standard">- Comparison of and distributions from traditional and Roth IRAs</text:p>
      <text:p text:style-name="Standard"><text:soft-page-break/>- Distributions from qualified and non-qualified plans (e.g., pre-tax, after-tax, rollovers, Form 1099R, qualified charitable distribution)</text:p>
      <text:p text:style-name="Standard">- Excess contributions and tax treatment (e.g., penalties)</text:p>
      <text:p text:style-name="Standard">- Penalties and exceptions on premature distributions from qualified retirement plans and IRAs</text:p>
      <text:p text:style-name="Standard">- Prohibited transactions and tax consequences</text:p>
      <text:p text:style-name="Standard">- IRA conversions and recharacterization (Form 8606)</text:p>
      <text:p text:style-name="Standard">- Required minimum distributions</text:p>
      <text:p text:style-name="Standard">- Loans from qualified plans</text:p>
      <text:p text:style-name="Standard">- Taxability of Social Security and Railroad Retirement benefits</text:p>
      <text:p text:style-name="Standard">- Inherited retirement accounts</text:p>
      <text:p text:style-name="P1">- Foreign pensions and retirement income</text:p>
      <text:p text:style-name="P1"/>
      <text:p text:style-name="P1">2.3. Property, real and personal</text:p>
      <text:p text:style-name="P1"/>
      <text:p text:style-name="Standard">- Sale or disposition of property including depreciation recapture rules and 1099A</text:p>
      <text:p text:style-name="Standard">- Capital gains and losses (e.g., netting effect, short-term, long-term, mark-to-market, virtual currency)</text:p>
      <text:p text:style-name="Standard">- Basis of assets (e.g., purchased, gifted or inherited)</text:p>
      <text:p text:style-name="Standard">- Basis of stock after stock splits and/or stock dividends (e.g., research, schedules, brokerage records)</text:p>
      <text:p text:style-name="Standard">- Publicly traded partnerships (PTP) (e.g., sales, dispositions, losses)</text:p>
      <text:p text:style-name="Standard">- Sale of a personal residence (e.g., IRC sec 121 exclusions)</text:p>
      <text:p text:style-name="Standard">- Installment sales (e.g., related parties, original cost, date of acquisition, possible recalculations and recharacterization)</text:p>
      <text:p text:style-name="Standard">- Options (e.g., stock, commodity, ISO, ESPP)</text:p>
      <text:p text:style-name="Standard">- Like-kind exchange</text:p>
      <text:p text:style-name="Standard">- Non-business bad debts</text:p>
      <text:p text:style-name="Standard">- Investor versus trader</text:p>
      <text:p text:style-name="Standard"/>
      <text:p text:style-name="P1"><text:span text:style-name="T1">### </text:span>2.4.Adjustments to Income</text:p>
      <text:p text:style-name="P1"/>
      <text:p text:style-name="Standard">- Self-employment tax</text:p>
      <text:p text:style-name="Standard">- Retirement contribution limits and deductibility (e.g., earned compensation requirements)</text:p>
      <text:p text:style-name="Standard">- Health savings accounts</text:p>
      <text:p text:style-name="Standard">- Other adjustments to income (e.g., student loan interest, alimony, moving expenses for active military, write-in adjustments)</text:p>
      <text:p text:style-name="Standard">- Self-Employed Health Insurance</text:p>
      <text:p text:style-name="Standard"/>
      <text:p text:style-name="Standard">Domain 3: Deductions and Credits 17 Questions</text:p>
      <text:p text:style-name="Standard"/>
      <text:p text:style-name="P1"><text:span text:style-name="T1">### </text:span>3.1. Itemized deductions and QBI</text:p>
      <text:p text:style-name="P1"/>
      <text:p text:style-name="Standard">- Medical, dental, vision, long-term care expenses</text:p>
      <text:p text:style-name="Standard">- Various taxes (e.g., state and local, personal property, real estate)</text:p>
      <text:p text:style-name="Standard">- Interest expense (e.g., mortgage interest, investment interest, tracing rules, points, indebtedness limitations)</text:p>
      <text:p text:style-name="Standard">- Charitable contributions (e.g., cash, non-cash, limitations, documentation required)</text:p>
      <text:p text:style-name="Standard">- Nonbusiness casualty and theft losses-Other itemized deductions</text:p>
      <text:p text:style-name="Standard">- Itemized deductions for Form 1040-NR</text:p>
      <text:p text:style-name="Standard">- Qualified Business Income (QBI) deduction</text:p>
      <text:p text:style-name="Standard"/>
      <text:p text:style-name="P1"><text:span text:style-name="T1">### </text:span>3.2. Credits</text:p>
      <text:p text:style-name="P1"/>
      <text:p text:style-name="Standard">- Child and dependent care credit</text:p>
      <text:p text:style-name="Standard">- Child tax credit and credit for other dependents</text:p>
      <text:p text:style-name="Standard">- Education credits</text:p>
      <text:p text:style-name="Standard">- Foreign tax credit</text:p>
      <text:p text:style-name="Standard">- Earned income tax credit (e.g., paid preparer's earned income credit checklist, eligibility and disallowance)</text:p>
      <text:p text:style-name="Standard">- Adoption credits (e.g., carryovers, limitations, special needs)</text:p>
      <text:p text:style-name="Standard"><text:soft-page-break/>- ACA premium tax credit</text:p>
      <text:p text:style-name="Standard">- Other credits (refundable and non-refundable) (e.g., health coverage tax credit, energy credits, Retirement savings contribution credit)</text:p>
      <text:p text:style-name="Standard"/>
      <text:p text:style-name="Standard">Domain 4: Taxation 15 Items</text:p>
      <text:p text:style-name="Standard"/>
      <text:p text:style-name="Standard">4.1. Taxation</text:p>
      <text:p text:style-name="Standard"/>
      <text:p text:style-name="Standard">- Alternative minimum tax and credit for prior year</text:p>
      <text:p text:style-name="Standard">- Household employees</text:p>
      <text:p text:style-name="Standard">- Underpayment penalties and interest</text:p>
      <text:p text:style-name="Standard">- Self-employment tax</text:p>
      <text:p text:style-name="Standard">- Excess Social Security withholding</text:p>
      <text:p text:style-name="Standard">- Tax provisions for members of the clergy</text:p>
      <text:p text:style-name="Standard">- Tax provisions for members of the military</text:p>
      <text:p text:style-name="Standard">- Income in respect of decedent</text:p>
      <text:p text:style-name="Standard">- Net investment income tax</text:p>
      <text:p text:style-name="Standard">- Additional Medicare tax</text:p>
      <text:p text:style-name="Standard">- Uncollected Social Security and Medicare tax</text:p>
      <text:p text:style-name="P1">- Other taxes (e.g., first time homebuyer credit repayment)</text:p>
      <text:p text:style-name="P1"/>
      <text:p text:style-name="P1">Domain 5: Advising the individual taxpayer 11 Questions</text:p>
      <text:p text:style-name="Standard"/>
      <text:p text:style-name="Standard">5.1. Advising the Individual Taxpayer</text:p>
      <text:p text:style-name="Standard"/>
      <text:p text:style-name="Standard">- Reporting obligations for individuals (e.g., 1099, bartering, cash)</text:p>
      <text:p text:style-name="Standard">- Property sales (e.g., homes, stock, businesses, antiques, collectibles)</text:p>
      <text:p text:style-name="Standard">- Education planning (e.g., lifetime learning credit, IRC section 529 plans)</text:p>
      <text:p text:style-name="Standard">- Estate planning (e.g., gift versus inheritance, trusts, family partnerships, charitable giving, long-term care, life insurance)</text:p>
      <text:p text:style-name="Standard">- Retirement planning (e.g., annuities, IRAs, employer plans, early retirement rules, required minimum distribution, beneficiary ownership, charitable distributions from an IRA)</text:p>
      <text:p text:style-name="Standard">- Marriage and divorce (e.g., divorce settlement, common-law, community property, alimony)</text:p>
      <text:p text:style-name="Standard">- Items that will affect future/past returns (e.g., carryovers, net operating loss, Schedule D, Form 8801, negative QBI carryover)</text:p>
      <text:p text:style-name="Standard">- Injured spouse</text:p>
      <text:p text:style-name="Standard">- Innocent spouse</text:p>
      <text:p text:style-name="Standard">- Estimated tax and penalty avoidance (e.g., mid-year estimated tax planning)</text:p>
      <text:p text:style-name="Standard">- Adjustments, deductions, and credits for tax planning (e.g., timing of income and expenses)</text:p>
      <text:p text:style-name="Standard">- Character of transaction (e.g., use of capital gain rates versus ordinary income rates)</text:p>
      <text:p text:style-name="Standard">- Advantages and disadvantages of MFJ/MFS/HOH filing statuses in various scenarios (e.g., joint and several liability)</text:p>
      <text:p text:style-name="Standard">- Conditions for filing a claim for refund (e.g., amended returns)</text:p>
      <text:p text:style-name="Standard">- Penalty of perjury</text:p>
      <text:p text:style-name="Standard"/>
      <text:p text:style-name="Standard">Domain 6: Specialized Returns for Individuals 11 Questions</text:p>
      <text:p text:style-name="Standard"/>
      <text:p text:style-name="Standard">6.1. Estate Tax</text:p>
      <text:p text:style-name="Standard"/>
      <text:p text:style-name="Standard">- Gross estate, taxable estate (calculations and payments), unified credit</text:p>
      <text:p text:style-name="Standard">- Jointly held property</text:p>
      <text:p text:style-name="Standard">- Marital deduction and other marital issues (e.g., portability election)</text:p>
      <text:p text:style-name="Standard">- Life insurance, IRAs, and retirement plans</text:p>
      <text:p text:style-name="Standard">- Estate filing requirements and due dates (e.g., Form 706: Form 1041)</text:p>
      <text:p text:style-name="Standard"/>
      <text:p text:style-name="Standard">6.2. Gift Tax</text:p>
      <text:p text:style-name="Standard"><text:soft-page-break/></text:p>
      <text:p text:style-name="Standard">- Gift-splitting-Annual exclusion</text:p>
      <text:p text:style-name="Standard">- Unified credit</text:p>
      <text:p text:style-name="Standard">- Effect on estate tax (e.g., Generation skipping transfer tax)</text:p>
      <text:p text:style-name="Standard">- Filing requirements (e.g., Form 709)</text:p>
      <text:p text:style-name="Standard"/>
      <text:p text:style-name="Standard">6.3.International Information Reporting</text:p>
      <text:p text:style-name="Standard"/>
      <text:p text:style-name="Standard">- Filing and reporting requirements and due dates (e.g., FBAR, Form 8938, Form 8865, Form 5471, Form 3520)</text:p>
      <text:p text:style-name="Standard">- Covered accounts (e.g., FBAR, Form 8938)</text:p>
      <text:p text:style-name="Standard">- Potential penalties (e.g., failure to file, underreporting, substantially incomplete, statute of limitations, reduction of tax attributes)</text:p>
      <text:p text:style-name="Standard">- Distinctions between FBAR and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16T10:23:55.268832994</dc:date>
    <meta:editing-duration>PT11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34" meta:word-count="1187" meta:character-count="8293" meta:non-whitespace-character-count="7240"/>
  </office:meta>
</office:document-meta>
</file>